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style:font-name="Times New Roman" fo:language="cs" fo:country="CZ" officeooo:rsid="00340841" officeooo:paragraph-rsid="00340841" style:font-size-asian="10.5pt"/>
    </style:style>
    <style:style style:name="P2" style:family="paragraph" style:parent-style-name="Hlavička">
      <style:text-properties fo:font-size="35pt" fo:language="cs" fo:country="CZ" officeooo:rsid="00511c73" officeooo:paragraph-rsid="00511c73" style:font-size-asian="35pt" style:font-size-complex="35pt"/>
    </style:style>
    <style:style style:name="P3" style:family="paragraph" style:parent-style-name="text" style:list-style-name="L1">
      <style:text-properties fo:language="cs" fo:country="CZ" officeooo:rsid="004ecc46" officeooo:paragraph-rsid="004ecc46"/>
    </style:style>
    <style:style style:name="P4" style:family="paragraph" style:parent-style-name="text" style:list-style-name="L1">
      <style:text-properties fo:language="cs" fo:country="CZ" officeooo:rsid="00511c73" officeooo:paragraph-rsid="00511c73"/>
    </style:style>
    <style:style style:name="P5" style:family="paragraph" style:parent-style-name="text" style:list-style-name="L1">
      <style:text-properties fo:language="cs" fo:country="CZ" officeooo:rsid="005356c7" officeooo:paragraph-rsid="005356c7"/>
    </style:style>
    <style:style style:name="P6" style:family="paragraph" style:parent-style-name="text" style:list-style-name="L1">
      <style:text-properties fo:language="cs" fo:country="CZ" officeooo:rsid="005356c7" officeooo:paragraph-rsid="00552fcb"/>
    </style:style>
    <style:style style:name="P7" style:family="paragraph" style:parent-style-name="text" style:list-style-name="L1">
      <style:text-properties fo:language="cs" fo:country="CZ" officeooo:rsid="00116acc" officeooo:paragraph-rsid="00116acc"/>
    </style:style>
    <style:style style:name="P8" style:family="paragraph" style:parent-style-name="text" style:list-style-name="L1">
      <style:text-properties fo:language="cs" fo:country="CZ" officeooo:rsid="00116acc" officeooo:paragraph-rsid="0019cb4d"/>
    </style:style>
    <style:style style:name="P9" style:family="paragraph" style:parent-style-name="text" style:list-style-name="L1">
      <style:text-properties fo:language="cs" fo:country="CZ" officeooo:rsid="00552fcb" officeooo:paragraph-rsid="00552fcb"/>
    </style:style>
    <style:style style:name="P10" style:family="paragraph" style:parent-style-name="text" style:list-style-name="L1">
      <style:text-properties fo:language="cs" fo:country="CZ" officeooo:rsid="00594ff2" officeooo:paragraph-rsid="00594ff2"/>
    </style:style>
    <style:style style:name="P11" style:family="paragraph" style:parent-style-name="text" style:list-style-name="L1">
      <style:text-properties fo:language="cs" fo:country="CZ" officeooo:rsid="00594ff2" officeooo:paragraph-rsid="005d6ee2"/>
    </style:style>
    <style:style style:name="P12" style:family="paragraph" style:parent-style-name="text" style:list-style-name="L3">
      <style:text-properties fo:language="cs" fo:country="CZ" officeooo:rsid="00594ff2" officeooo:paragraph-rsid="00594ff2"/>
    </style:style>
    <style:style style:name="P13" style:family="paragraph" style:parent-style-name="text">
      <style:text-properties fo:language="cs" fo:country="CZ" officeooo:rsid="00594ff2" officeooo:paragraph-rsid="00594ff2"/>
    </style:style>
    <style:style style:name="P14" style:family="paragraph" style:parent-style-name="text" style:list-style-name="L1">
      <style:text-properties fo:language="cs" fo:country="CZ" officeooo:rsid="0059ad40" officeooo:paragraph-rsid="0059ad40"/>
    </style:style>
    <style:style style:name="P15" style:family="paragraph" style:parent-style-name="text" style:list-style-name="L1">
      <style:text-properties fo:language="cs" fo:country="CZ" officeooo:rsid="0036e70b" officeooo:paragraph-rsid="0036e70b"/>
    </style:style>
    <style:style style:name="P16" style:family="paragraph" style:parent-style-name="text" style:list-style-name="L1">
      <style:text-properties fo:language="cs" fo:country="CZ" officeooo:rsid="002bc7d1" officeooo:paragraph-rsid="0023725a"/>
    </style:style>
    <style:style style:name="P17" style:family="paragraph" style:parent-style-name="text" style:list-style-name="L1">
      <style:text-properties fo:language="cs" fo:country="CZ"/>
    </style:style>
    <style:style style:name="P18" style:family="paragraph" style:parent-style-name="text" style:list-style-name="L1">
      <style:text-properties fo:language="cs" fo:country="CZ" officeooo:rsid="0023725a" officeooo:paragraph-rsid="0023725a"/>
    </style:style>
    <style:style style:name="P19" style:family="paragraph" style:parent-style-name="text" style:list-style-name="L1">
      <style:text-properties fo:language="cs" fo:country="CZ" officeooo:rsid="0019cb4d" officeooo:paragraph-rsid="0019cb4d"/>
    </style:style>
    <style:style style:name="P20" style:family="paragraph" style:parent-style-name="text" style:list-style-name="L1">
      <style:text-properties fo:language="cs" fo:country="CZ" officeooo:rsid="00130026" officeooo:paragraph-rsid="00130026"/>
    </style:style>
    <style:style style:name="P21" style:family="paragraph" style:parent-style-name="text" style:list-style-name="L1">
      <style:text-properties fo:language="cs" fo:country="CZ" officeooo:rsid="005641c7" officeooo:paragraph-rsid="005641c7"/>
    </style:style>
    <style:style style:name="P22" style:family="paragraph" style:parent-style-name="text" style:list-style-name="L2">
      <style:text-properties fo:language="cs" fo:country="CZ" officeooo:rsid="005641c7" officeooo:paragraph-rsid="005641c7"/>
    </style:style>
    <style:style style:name="P23" style:family="paragraph" style:parent-style-name="text" style:list-style-name="L2">
      <style:text-properties fo:language="cs" fo:country="CZ" officeooo:rsid="005641c7" officeooo:paragraph-rsid="0058186a"/>
    </style:style>
    <style:style style:name="P24" style:family="paragraph" style:parent-style-name="text" style:list-style-name="L1">
      <style:text-properties fo:language="cs" fo:country="CZ" officeooo:rsid="001a0098" officeooo:paragraph-rsid="001a0098"/>
    </style:style>
    <style:style style:name="P25" style:family="paragraph" style:parent-style-name="text" style:list-style-name="L3">
      <style:text-properties fo:language="cs" fo:country="CZ" officeooo:rsid="005c3e86" officeooo:paragraph-rsid="005c3e86"/>
    </style:style>
    <style:style style:name="P26" style:family="paragraph" style:parent-style-name="text" style:list-style-name="L1">
      <style:text-properties fo:language="cs" fo:country="CZ" officeooo:rsid="005d6ee2" officeooo:paragraph-rsid="005d6ee2"/>
    </style:style>
    <style:style style:name="P27" style:family="paragraph" style:parent-style-name="text" style:list-style-name="L1">
      <style:text-properties fo:language="cs" fo:country="CZ" officeooo:rsid="005da463" officeooo:paragraph-rsid="005da463"/>
    </style:style>
    <style:style style:name="P28" style:family="paragraph" style:parent-style-name="text" style:list-style-name="L4">
      <style:text-properties fo:language="cs" fo:country="CZ" officeooo:rsid="005da463" officeooo:paragraph-rsid="005da463"/>
    </style:style>
    <style:style style:name="P29" style:family="paragraph" style:parent-style-name="text" style:list-style-name="L5">
      <style:text-properties fo:language="cs" fo:country="CZ" officeooo:rsid="005da463" officeooo:paragraph-rsid="005da463"/>
    </style:style>
    <style:style style:name="P30" style:family="paragraph" style:parent-style-name="text" style:list-style-name="L5">
      <style:text-properties fo:language="cs" fo:country="CZ" officeooo:rsid="005dc642" officeooo:paragraph-rsid="005dc642"/>
    </style:style>
    <style:style style:name="P31" style:family="paragraph" style:parent-style-name="text" style:list-style-name="L1">
      <style:text-properties fo:language="cs" fo:country="CZ" officeooo:rsid="005ef46e" officeooo:paragraph-rsid="005ef46e"/>
    </style:style>
    <style:style style:name="P32" style:family="paragraph" style:parent-style-name="text" style:list-style-name="L1">
      <style:text-properties style:font-name="Times New Roman" fo:language="cs" fo:country="CZ" officeooo:rsid="0058186a" officeooo:paragraph-rsid="0058186a" style:font-size-asian="10.5pt"/>
    </style:style>
    <style:style style:name="P33" style:family="paragraph" style:parent-style-name="text">
      <style:text-properties officeooo:paragraph-rsid="00340841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officeooo:rsid="001f999d" style:font-size-asian="10.5pt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005c3e86"/>
    </style:style>
    <style:style style:name="T6" style:family="text">
      <style:text-properties fo:language="cs" fo:country="CZ" officeooo:rsid="005ef46e"/>
    </style:style>
    <style:style style:name="T7" style:family="text">
      <style:text-properties officeooo:rsid="005356c7"/>
    </style:style>
    <style:style style:name="T8" style:family="text">
      <style:text-properties officeooo:rsid="00552fcb"/>
    </style:style>
    <style:style style:name="T9" style:family="text">
      <style:text-properties officeooo:rsid="0058186a"/>
    </style:style>
    <style:style style:name="T10" style:family="text">
      <style:text-properties officeooo:rsid="005a235d"/>
    </style:style>
    <style:style style:name="T11" style:family="text">
      <style:text-properties officeooo:rsid="005c3e86"/>
    </style:style>
    <style:style style:name="T12" style:family="text">
      <style:text-properties officeooo:rsid="005d0af0"/>
    </style:style>
    <style:style style:name="T13" style:family="text">
      <style:text-properties officeooo:rsid="005d6ee2"/>
    </style:style>
    <style:style style:name="T14" style:family="text">
      <style:text-properties officeooo:rsid="005ef46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n Neruda: Balady a romance</text:p>
      <text:list xml:id="list2902837418" text:style-name="L1">
        <text:list-item>
          <text:p text:style-name="P3"/>
          <text:list>
            <text:list-item>
              <text:p text:style-name="P4"><text:span text:style-name="T7">lyrickoepická</text:span> sbírka balad a romancí; <text:span text:style-name="T7">lyrika</text:span></text:p>
              <text:list>
                <text:list-item>
                  <text:p text:style-name="P4">Balada - <text:s/><text:span text:style-name="T7">kratší lyrickoepický útvar s ponurým dějem a tragickým koncem</text:span></text:p>
                </text:list-item>
                <text:list-item>
                  <text:p text:style-name="P5">Romance – lyrickoepická báseň většinou s náměty lásky</text:p>
                </text:list-item>
                <text:list-item>
                  <text:p text:style-name="P5">Neruda stírá rozdíly mezi baladou a romancí (mísení prvků)</text:p>
                </text:list-item>
              </text:list>
            </text:list-item>
            <text:list-item>
              <text:p text:style-name="P7">Téma <text:span text:style-name="T2">a motivy</text:span></text:p>
              <text:list>
                <text:list-item>
                  <text:p text:style-name="P6">obecně</text:p>
                  <text:list>
                    <text:list-item>
                      <text:p text:style-name="P6"><text:span text:style-name="T8">příroda, </text:span>smrt, národ, špatné lidské vlastnosti</text:p>
                    </text:list-item>
                    <text:list-item>
                      <text:p text:style-name="P9">náboženské, historické i politické</text:p>
                    </text:list-item>
                  </text:list>
                </text:list-item>
                <text:list-item>
                  <text:p text:style-name="P9">úryvek:</text:p>
                  <text:list>
                    <text:list-item>
                      <text:p text:style-name="P27">John nechá neúmyslně zemřít svého budoucího zetě, protože chce nakrást dceři více peněz na věno </text:p>
                    </text:list-item>
                    <text:list-item>
                      <text:p text:style-name="P9">lakomost Johna, trest (umřel mu zeď)</text:p>
                    </text:list-item>
                    <text:list-item>
                      <text:p text:style-name="P9">poklad, koráb, lampa na útesu</text:p>
                    </text:list-item>
                    <text:list-item>
                      <text:p text:style-name="P9">dcerka, věno</text:p>
                    </text:list-item>
                  </text:list>
                </text:list-item>
                <text:list-item>
                  <text:p text:style-name="P10">Jednotlivé balady</text:p>
                  <text:list>
                    <text:list-item>
                      <text:p text:style-name="P11">Ballada pašijová</text:p>
                      <text:list>
                        <text:list-item>
                          <text:p text:style-name="P26">Satan chce po bodu další oběť (aby Ježíšovi přidal další utrpení)</text:p>
                        </text:list-item>
                        <text:list-item>
                          <text:p text:style-name="P26">Má se dívat na svou matku plačící nad jeho smrtí</text:p>
                        </text:list-item>
                        <text:list-item>
                          <text:p text:style-name="P26">Zlo nemá nikdy dost </text:p>
                        </text:list-item>
                      </text:list>
                    </text:list-item>
                    <text:list-item>
                      <text:p text:style-name="P11">Ballada horská <text:span text:style-name="T13">(romance)</text:span></text:p>
                      <text:list>
                        <text:list-item>
                          <text:p text:style-name="P26">Dítě se snaží vyléčit Ježíše pomocí <text:span text:style-name="T14">bylinek</text:span></text:p>
                        </text:list-item>
                        <text:list-item>
                          <text:p text:style-name="P26">dětská naivita</text:p>
                        </text:list-item>
                        <text:list-item>
                          <text:p text:style-name="P26">snaha pomoci</text:p>
                        </text:list-item>
                      </text:list>
                    </text:list-item>
                    <text:list-item>
                      <text:p text:style-name="P26">Ballada dětská</text:p>
                      <text:list>
                        <text:list-item>
                          <text:p text:style-name="P26">smrtka si př<text:span text:style-name="T14">ij</text:span>de pro dítě</text:p>
                        </text:list-item>
                        <text:list-item>
                          <text:p text:style-name="P26">naivita v chápání smrti (dítěti se zprvu nechce)</text:p>
                        </text:list-item>
                      </text:list>
                    </text:list-item>
                    <text:list-item>
                      <text:p text:style-name="P26">Ballada česká (Romance)</text:p>
                      <text:list>
                        <text:list-item>
                          <text:p text:style-name="P26">opěvuje krásu jarní přírody</text:p>
                        </text:list-item>
                        <text:list-item>
                          <text:p text:style-name="P26">Paleček si přeje, aby ožil každý rok na jaře. </text:p>
                        </text:list-item>
                      </text:list>
                    </text:list-item>
                    <text:list-item>
                      <text:p text:style-name="P26">Romance o Černém jezeře</text:p>
                      <text:list>
                        <text:list-item>
                          <text:p text:style-name="P27">opěvuje historii a slávu českého národa</text:p>
                        </text:list-item>
                        <text:list-item>
                          <text:p text:style-name="P27">symbolizováno pomocí tajemného jezera</text:p>
                        </text:list-item>
                      </text:list>
                    </text:list-item>
                    <text:list-item>
                      <text:p text:style-name="P27">Romance o Karlu IV.</text:p>
                    </text:list-item>
                  </text:list>
                </text:list-item>
              </text:list>
            </text:list-item>
          </text:list>
        </text:list-item>
      </text:list>
      <text:list xml:id="list384148639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Karel přichází na chuť českému národ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08837386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symbolizováno pomocí českého vína</text:p>
                        </text:list-item>
                        <text:list-item>
                          <text:p text:style-name="P29">I když to na první pohled nevypadá, český národ je dobrý</text:p>
                        </text:list-item>
                      </text:list>
                    </text:list-item>
                    <text:list-item>
                      <text:p text:style-name="P29">Romance o jaře 1848</text:p>
                      <text:list>
                        <text:list-item>
                          <text:p text:style-name="P29">Politický motiv</text:p>
                        </text:list-item>
                        <text:list-item>
                          <text:p text:style-name="P29">uvolnění režimu a reakce na něj</text:p>
                        </text:list-item>
                      </text:list>
                    </text:list-item>
                    <text:list-item>
                      <text:p text:style-name="P29">Romance italská</text:p>
                      <text:list>
                        <text:list-item>
                          <text:p text:style-name="P30">Odsouzený mnich je stále spokojený (a vysmívá se ostatním), protože půjde do nebe</text:p>
                        </text:list-item>
                      </text:list>
                    </text:list-item>
                    <text:list-item>
                      <text:p text:style-name="P30">Ballada zimní<text:tab/></text:p>
                      <text:list>
                        <text:list-item>
                          <text:p text:style-name="P30">Čaroděj oživí 3 oběšence a <text:s/>využije je o osobnímu blahu.</text:p>
                        </text:list-item>
                        <text:list-item>
                          <text:p text:style-name="P30">Další den jsou všichni mrtvi</text:p>
                        </text:list-item>
                        <text:list-item>
                          <text:p text:style-name="P30"><text:soft-page-break/>trest nikoho nemine</text:p>
                        </text:list-item>
                      </text:list>
                    </text:list-item>
                    <text:list-item>
                      <text:p text:style-name="P30">Ballada stará – stará!</text:p>
                      <text:list>
                        <text:list-item>
                          <text:p text:style-name="P30">Matka porodí dceru, rozmlouvá sní a pak skočí pod mlýnská kola</text:p>
                        </text:list-item>
                        <text:list-item>
                          <text:p text:style-name="P30">volá mlynáře na boží soud</text:p>
                        </text:list-item>
                      </text:list>
                    </text:list-item>
                    <text:list-item>
                      <text:p text:style-name="P30">Ballada tříkrálová</text:p>
                      <text:list>
                        <text:list-item>
                          <text:p text:style-name="P30">Tři králové u Ježíše: Na mé popravení <text:span text:style-name="T14">nepřijde</text:span> ani jeden z vá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0254427818019" text:continue-list="list2902837418" text:style-name="L1">
        <text:list-item>
          <text:list>
            <text:list-item>
              <text:list>
                <text:list-item>
                  <text:list>
                    <text:list-item>
                      <text:p text:style-name="P10">Ballada <text:s/>štědrovečerní (romance)</text:p>
                      <text:list>
                        <text:list-item>
                          <text:p text:style-name="P10">sen: Petr se s celou vesnicí přesune k narození Ježíše.</text:p>
                        </text:list-item>
                        <text:list-item>
                          <text:p text:style-name="P10">Žárlí na Ježíše, kterého <text:span text:style-name="T14">líbá</text:span> hezká dívka</text:p>
                        </text:list-item>
                      </text:list>
                    </text:list-item>
                    <text:list-item>
                      <text:p text:style-name="P10">Ballada májová (romance)</text:p>
                      <text:list>
                        <text:list-item>
                          <text:p text:style-name="P10">touha po lásce </text:p>
                        </text:list-item>
                      </text:list>
                    </text:list-item>
                    <text:list-item>
                      <text:p text:style-name="P14">Ballada rajská <text:span text:style-name="T11">(romance)</text:span></text:p>
                      <text:list>
                        <text:list-item>
                          <text:p text:style-name="P14">v nebi</text:p>
                        </text:list-item>
                        <text:list-item>
                          <text:p text:style-name="P14">sv. Alžběta si stěžuje na to, že nemá koho chránit (patronka věrných žen)</text:p>
                        </text:list-item>
                        <text:list-item>
                          <text:p text:style-name="P14">nevěra je všude</text:p>
                        </text:list-item>
                      </text:list>
                    </text:list-item>
                    <text:list-item>
                      <text:p text:style-name="P14">Ballada o duši Karla Borovského (romance)</text:p>
                      <text:list>
                        <text:list-item>
                          <text:p text:style-name="P14">duše chtějí vstoupit do ráje</text:p>
                        </text:list-item>
                        <text:list-item>
                          <text:p text:style-name="P14">Borovský se modlí, aby nezanikl Český jazyk → umožněn vstup</text:p>
                        </text:list-item>
                        <text:list-item>
                          <text:p text:style-name="P14">vlastenectví, důležitost ČJ</text:p>
                        </text:list-item>
                      </text:list>
                    </text:list-item>
                    <text:list-item>
                      <text:p text:style-name="P14">Ballada o polce (romance)</text:p>
                      <text:list>
                        <text:list-item>
                          <text:p text:style-name="P14">personifikace tance</text:p>
                        </text:list-item>
                        <text:list-item>
                          <text:p text:style-name="P14">krásná dívka přijíždí do vesnice → šíření tance</text:p>
                        </text:list-item>
                      </text:list>
                    </text:list-item>
                    <text:list-item>
                      <text:p text:style-name="P14">Ballada o svatbě v Kannaán <text:span text:style-name="T10">(spíše romance)</text:span></text:p>
                      <text:list>
                        <text:list-item>
                          <text:p text:style-name="P14">na svatbě dojde víno <text:span text:style-name="T10">J</text:span>ežíš přemění další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časoprostor</text:p>
              <text:list>
                <text:list-item>
                  <text:p text:style-name="P31">neurčený</text:p>
                </text:list-item>
                <text:list-item>
                  <text:p text:style-name="P31">jednotlivé balady a romance vždy během krátkých časových <text:span text:style-name="T16">ú</text:span>seků</text:p>
                </text:list-item>
              </text:list>
            </text:list-item>
            <text:list-item>
              <text:p text:style-name="P8">kompozice</text:p>
              <text:list>
                <text:list-item>
                  <text:p text:style-name="P16">chronologicky, <text:span text:style-name="T8">děj příběhů je většinou jednoduchý, bez složitější zápletky</text:span></text:p>
                </text:list-item>
                <text:list-item>
                  <text:p text:style-name="P9">13 balad a 5 romancí <text:span text:style-name="T11">(dle názvu, obsahově časté záměny)</text:span></text:p>
                </text:list-item>
                <text:list-item>
                  <text:p text:style-name="P9">jednotlivé balady a romance jsou členěny do slok a veršů</text:p>
                </text:list-item>
              </text:list>
            </text:list-item>
          </text:list>
        </text:list-item>
        <text:list-item>
          <text:p text:style-name="P17"><text:s/></text:p>
          <text:list>
            <text:list-item>
              <text:p text:style-name="P7">vypravěč:</text:p>
              <text:list>
                <text:list-item>
                  <text:p text:style-name="P18">ano, <text:span text:style-name="T8">hojné zastoupení</text:span></text:p>
                </text:list-item>
              </text:list>
            </text:list-item>
            <text:list-item>
              <text:p text:style-name="P19">vyprávěcí způsoby, typy promluv</text:p>
              <text:list>
                <text:list-item>
                  <text:p text:style-name="P19">Er forma, <text:span text:style-name="T8">ne moc časté dialogy, případné jen přímá řeč</text:span></text:p>
                </text:list-item>
              </text:list>
            </text:list-item>
            <text:list-item>
              <text:p text:style-name="P20">postavy</text:p>
              <text:list>
                <text:list-item>
                  <text:p text:style-name="P21">John</text:p>
                  <text:list>
                    <text:list-item>
                      <text:p text:style-name="P21">majetkuchtivý, nelítostný, sobecký</text:p>
                    </text:list-item>
                    <text:list-item>
                      <text:p text:style-name="P31">ale snaží se získat dceři slušné věno</text:p>
                    </text:list-item>
                  </text:list>
                </text:list-item>
                <text:list-item>
                  <text:p text:style-name="P21">Zeť</text:p>
                  <text:list>
                    <text:list-item>
                      <text:p text:style-name="P21">rozumný (za záchranu nabídne polovinu majetku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pan text:style-name="T1">jazykové prostředky</text:span> </text:p>
        </text:list-item>
      </text:list>
      <text:list xml:id="list541263950" text:style-name="L2">
        <text:list-item>
          <text:list>
            <text:list-item>
              <text:p text:style-name="P22">obrazná přirovnání </text:p>
            </text:list-item>
            <text:list-item>
              <text:p text:style-name="P23">na dnešní poměry zastaralejší Čeština <text:span text:style-name="T9">(koráb)</text:span></text:p>
            </text:list-item>
            <text:list-item>
              <text:p text:style-name="P23"><text:span text:style-name="T9">dějová slovesa</text:span> </text:p>
            </text:list-item>
          </text:list>
        </text:list-item>
      </text:list>
      <text:list xml:id="list180254328306878" text:continue-list="list180254427818019" text:style-name="L1">
        <text:list-item>
          <text:p text:style-name="P32">Jan Neruda</text:p>
          <text:list>
            <text:list-item>
              <text:list>
                <text:list-item>
                  <text:p text:style-name="P10">básník, prozaik, novinář, dramatik</text:p>
                </text:list-item>
                <text:list-item>
                  <text:p text:style-name="P10">generace májovců (nejvýznam<text:span text:style-name="T14">ně</text:span>jší)</text:p>
                </text:list-item>
                <text:list-item>
                  <text:p text:style-name="P10">z chudších poměrů, nedokončil práva, vystudoval žurnalistiku</text:p>
                </text:list-item>
              </text:list>
            </text:list-item>
          </text:list>
        </text:list-item>
      </text:list>
      <text:list xml:id="list3006377159" text:style-name="L3">
        <text:list-item>
          <text:list>
            <text:list-item>
              <text:list>
                <text:list-item>
                  <text:p text:style-name="P12">Národní listy, fejetony (cca. 2000)</text:p>
                </text:list-item>
                <text:list-item>
                  <text:p text:style-name="P12">6 sbírek básnické tvorby</text:p>
                  <text:list>
                    <text:list-item>
                      <text:p text:style-name="P25"><text:soft-page-break/>Hřbitovní Kvítí</text:p>
                    </text:list-item>
                    <text:list-item>
                      <text:p text:style-name="P25">Knihy Veršů</text:p>
                    </text:list-item>
                    <text:list-item>
                      <text:p text:style-name="P25">Písně Kosmické</text:p>
                    </text:list-item>
                    <text:list-item>
                      <text:p text:style-name="P25">Ballady a romance</text:p>
                    </text:list-item>
                    <text:list-item>
                      <text:p text:style-name="P25">Prosté motivy</text:p>
                    </text:list-item>
                    <text:list-item>
                      <text:p text:style-name="P25">Zpěvy páteční</text:p>
                    </text:list-item>
                  </text:list>
                </text:list-item>
                <text:list-item>
                  <text:p text:style-name="P25"><text:span text:style-name="T12">Próza: </text:span>Povídky <text:span text:style-name="T12">Malostranské, Arabesky</text:span></text:p>
                </text:list-item>
              </text:list>
            </text:list-item>
          </text:list>
        </text:list-item>
      </text:list>
      <text:p text:style-name="P13"/>
      <text:p text:style-name="P33"><text:span text:style-name="T3">ZDROJE:</text:span><text:span text:style-name="T4"> </text:span></text:p>
      <text:p text:style-name="P33"><text:span text:style-name="T4">NERUDA, Jan. Balady a romance [online]. V MKP 1. vyd. Praha: Městská knihovna v Praze, 2011 [</text:span><text:span text:style-name="T5">2019-09-25</text:span><text:span text:style-name="T4">]. Dostupné z WWW: &lt;http://web2.mlp.cz/koweb/00/03/65/85/53/balady_a_romance.pdf</text:span><text:span text:style-name="T5">&gt;</text:span></text:p>
      <text:p text:style-name="P1">Vlastní zápis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0-09T18:02:53.322070606</dc:date>
    <meta:editing-duration>PT5H35M4S</meta:editing-duration>
    <meta:editing-cycles>45</meta:editing-cycles>
    <meta:generator>LibreOffice/6.0.6.2$Linux_X86_64 LibreOffice_project/00m0$Build-2</meta:generator>
    <meta:print-date>2019-09-22T19:09:33.450000000</meta:print-date>
    <meta:document-statistic meta:table-count="0" meta:image-count="0" meta:object-count="0" meta:page-count="3" meta:paragraph-count="107" meta:word-count="632" meta:character-count="3562" meta:non-whitespace-character-count="3123"/>
  </office:meta>
</office:document-meta>
</file>